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1577" officeooo:paragraph-rsid="0005157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1577" officeooo:paragraph-rsid="00051577" style:font-weight-asian="bold" style:font-weight-complex="bold"/>
    </style:style>
    <style:style style:name="P3" style:family="paragraph" style:parent-style-name="Standard">
      <style:text-properties fo:font-weight="normal" officeooo:rsid="00051577" officeooo:paragraph-rsid="00051577" style:font-weight-asian="normal" style:font-weight-complex="normal"/>
    </style:style>
    <style:style style:name="P4" style:family="paragraph" style:parent-style-name="Standard">
      <style:text-properties officeooo:paragraph-rsid="00051577"/>
    </style:style>
    <style:style style:name="P5" style:family="paragraph" style:parent-style-name="Standard">
      <style:text-properties officeooo:rsid="00061999" officeooo:paragraph-rsid="00061999"/>
    </style:style>
    <style:style style:name="P6" style:family="paragraph" style:parent-style-name="Standard">
      <style:text-properties officeooo:paragraph-rsid="000619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1577" style:font-weight-asian="normal" style:font-weight-complex="normal"/>
    </style:style>
    <style:style style:name="T3" style:family="text">
      <style:text-properties fo:font-weight="normal" officeooo:rsid="0006199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литика информационной безопасности</text:p>
      <text:p text:style-name="P3">ИП Калинин Петр Андреевич, https://algoprog.ru</text:p>
      <text:p text:style-name="P1"/>
      <text:p text:style-name="P1">1. Общие положения</text:p>
      <text:p text:style-name="P4"><text:span text:style-name="T2">1.1. Целью настоящей политики являются:</text:span></text:p>
      <text:p text:style-name="P4"><text:span text:style-name="T2">- обеспечение конфиденциальности информации и данных на сайте algoprog.ru / algoprog.org (далее — сайт);</text:span></text:p>
      <text:p text:style-name="P4"><text:span text:style-name="T2">- обеспечение непрерывного функционирования информационных ресурсов сайта;</text:span></text:p>
      <text:p text:style-name="P4"><text:span text:style-name="T2">- защита целостности информации сайта.</text:span></text:p>
      <text:p text:style-name="P4"><text:span text:style-name="T2">1.2. Требования настоящей политики касаются всей информации и ресурсов сайта, и распространяются на всех пользователей сайта.</text:span></text:p>
      <text:p text:style-name="P4"><text:span text:style-name="T2"/></text:p>
      <text:p text:style-name="P1">2. Рекомендации и требования</text:p>
      <text:p text:style-name="P4"><text:span text:style-name="T2">2.1. Доступ к сайту возможен как в анонимном режиме, так и от имени конкретного пользователя. </text:span><text:span text:style-name="T3">Любая конфиденциальная информация передается только при доступе от имени конкретного пользователя.</text:span></text:p>
      <text:p text:style-name="P6"><text:span text:style-name="T3">2.2. С целью сохранения конфиденциальности информации, доступ от имени конкретного пользователя осуществляется путем ввода логина и пароля.</text:span></text:p>
      <text:p text:style-name="P5"><text:span text:style-name="T1">2.3. Пользователи должны выбирать надежные пароли и не сообщать свои пароли другим лицам. Ответственность за разглашение пароля несет сам пользователь.</text:span></text:p>
      <text:p text:style-name="P5"><text:span text:style-name="T1">2.4. После завершения сеанса работы пользователи должны выходить из системы, чтобы исключить доступ к сайту других лиц от имени данного пользователя.</text:span></text:p>
      <text:p text:style-name="P5"><text:span text:style-name="T1">2.5. Доступ к сайту возможен с любого компьютера, на котором есть выход в интернет.</text:span></text:p>
      <text:p text:style-name="P5"><text:span text:style-name="T1">2.6. Администраторы сайта, имеющие доступ к личным данных других пользователей, должны сохранять конфиденциальность этих данных.</text:span></text:p>
      <text:p text:style-name="P5"><text:span text:style-name="T1">2.7. Пользователи сайта не должны совершать действий, направленных на дестабилизацию работы сайта.</text:span></text:p>
      <text:p text:style-name="P5"><text:span text:style-name="T1"/></text:p>
      <text:p text:style-name="P5"><text:span text:style-name="T1"/></text:p>
      <text:p text:style-name="P5"><text:span text:style-name="T1">01.09.202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7:42:02.519873506</meta:creation-date>
    <dc:date>2022-09-10T18:00:03.810259683</dc:date>
    <meta:editing-duration>PT7M21S</meta:editing-duration>
    <meta:editing-cycles>1</meta:editing-cycles>
    <meta:document-statistic meta:table-count="0" meta:image-count="0" meta:object-count="0" meta:page-count="1" meta:paragraph-count="17" meta:word-count="187" meta:character-count="1458" meta:non-whitespace-character-count="1287"/>
    <meta:generator>LibreOffice/6.4.7.2$Linux_X86_64 LibreOffice_project/40$Build-2</meta:generator>
  </office:meta>
</office:document-meta>
</file>